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35756" officeooo:paragraph-rsid="0003575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35756" officeooo:paragraph-rsid="00035756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RUS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7:57:49.625642147</meta:creation-date>
    <dc:date>2020-04-19T17:59:12.747442451</dc:date>
    <meta:editing-duration>PT1M24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7.3$Linux_X86_64 LibreOffice_project/00m0$Build-3</meta:generator>
  </office:meta>
</office:document-meta>
</file>